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67b" officeooo:paragraph-rsid="0014f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":4.144338,"psi":3.709643,"x":-47.61181,"y":102.9414,"steering_angle":0.1140863,"throttle":0.6020459,"speed":16.59614}]</text:p>
      <text:p text:style-name="P1">42["steer",{"mpc_x":[1.659614,3.32442766293155,4.99326637521142,6.66522573812109,8.33971928583897,10.0163167424416,11.6945989537195,13.3740893269679,15.0542653570874],"mpc_y":[6.69561582228375e-35,0.0439277012139341,0.132210597704137,0.259930181822793,0.422335839232312,0.615823878752773,0.838232407696345,1.0886051006981,1.36666907003404],"next_x":[0.0,3.0,6.0,9.0,12.0,15.0,18.0,21.0,24.0,27.0,30.0,33.0,36.0,39.0,42.0,45.0,48.0,51.0,54.0,57.0,60.0,63.0,66.0,69.0,72.0,75.0,78.0,81.0,84.0,87.0,90.0,93.0,96.0,99.0],"next_y":[-0.052657692115969,0.126132034295948,0.325842409905146,0.546528255236104,0.788244390813295,1.0510456371612,1.33498681480429,1.64012274426704,1.96650824607393,2.31419814074944,2.68324724881804,3.07371039080421,3.48564238723242,3.91909805862715,4.37413222551288,4.85079970841408,5.34915532785523,5.8692539043608,6.41115025845528,6.97489921066313,7.56055558150884,8.16817419151687,8.79780986121171,9.44951741111784,10.1233516617597,10.8193674336618,11.5376195473487,12.2781628233447,13.0410520821744,13.8263421443622,14.6340878304326,15.4643439609101,16.3171653563192,17.1926068371844],"steering_angle":-0.0972655133100695,"throttle":0.577909930644118}]</text:p>
      <text:p text:style-name="P1">42["telemetry",{"ptsx":[-43.49173,-61.09,-78.29172,-93.05002,-107.7717,-123.3917],"ptsy":[105.941,92.88499,78.73102,65.34102,50.57938,33.37102],"psi_unity":4.194627,"psi":3.659354,"x":-49.77905,"y":101.721,"steering_angle":0.03739797,"throttle":0.6001945,"speed":18.35991}]</text:p>
      <text:p text:style-name="P1">42["steer",{"mpc_x":[1.835991,3.67357904795661,5.50513911804366,7.3271576158502,9.13916596923045,10.9416876997786,12.734841407892,14.517934903235,16.2897805087756],"mpc_y":[1.68518870133883e-34,0.117864902582606,0.354141092206786,0.686028890212463,1.09293524309687,1.5603357446956,2.08024409630984,2.64947788608772,3.26705799495327],"next_x":[0.0,3.0,6.0,9.0,12.0,15.0,18.0,21.0,24.0,27.0,30.0,33.0,36.0,39.0,42.0,45.0,48.0,51.0,54.0,57.0,60.0,63.0,66.0,69.0,72.0,75.0,78.0,81.0,84.0,87.0,90.0,93.0,96.0,99.0],"next_y":[0.232224741116494,0.580632792280616,0.950288472424974,1.34127387047951,1.75367107537418,2.18756217603893,2.64302926140369,3.12015442039843,3.61901974195308,4.13970731499759,4.6822992284619,5.24687757127597,5.83352443236974,6.44232190067315,7.07335206511616,7.72669701462871,8.40243883814074,9.1006596245822,9.82144146288304,10.5648664419732,11.3310166507826,12.1199741782413,12.9318211132791,13.766639544826,14.624511561812,15.505519253167,16.4097447078209,17.3372700147037,18.2881772627454,19.2625485408759,20.2604659380251,21.2820115431229,22.3272674450994,23.3963157328845],"steering_angle":-0.213483918823619,"throttle":0.537315987001427}]</text:p>
      <text:p text:style-name="P1">42["telemetry",{"ptsx":[-43.49173,-61.09,-78.29172,-93.05002,-107.7717,-123.3917],"ptsy":[105.941,92.88499,78.73102,65.34102,50.57938,33.37102],"psi_unity":4.172014,"psi":3.681968,"x":-52.43212,"y":100.1497,"steering_angle":-0.04244009,"throttle":0.5779099,"speed":20.13144}]</text:p>
      <text:p text:style-name="P1">42["steer",{"mpc_x":[2.013144,4.02633917798714,6.02924606546837,8.01912293502946,9.99802545154643,11.9688374153535,13.9331326975314,15.8909500350862,17.8416110040573],"mpc_y":[-3.31019209191556e-35,0.143812113750329,0.431809376189247,0.826173415309456,1.29434206551283,1.81469106602992,2.3764375161947,2.97617001715357,3.61334080749034],"next_x":[0.0,3.0,6.0,9.0,12.0,15.0,18.0,21.0,24.0,27.0,30.0,33.0,36.0,39.0,42.0,45.0,48.0,51.0,54.0,57.0,60.0,63.0,66.0,69.0,72.0,75.0,78.0,81.0,84.0,87.0,90.0,93.0,96.0,99.0],"next_y":[0.536925604925679,0.838356078107403,1.16095922688333,1.5048044731163,1.86996123866911,2.2564989454046,2.66448701518558,3.09399486987488,3.54509193133533,4.01784762142974,4.51233136202094,5.02861257497175,5.56676068214499,6.12684510540349,6.70893526661007,7.31310058762754,7.93941049031874,8.58793439654649,9.2587417281736,9.95190190706291,10.6674843550<text:soft-page-break/>772,11.4055584940794,12.1661937459322,12.9494595324985,13.7554252756411,14.5841603972228,15.4357343191065,16.3102164631549,17.207676251231,18.1281831051974,19.0718064469171,20.0386156982529,21.0286802810676,22.0420696172239],"steering_angle":-0.216766186131676,"throttle":0.518123363605148}]</text:p>
      <text:p text:style-name="P1">42["telemetry",{"ptsx":[-43.49173,-61.09,-78.29172,-93.05002,-107.7717,-123.3917],"ptsy":[105.941,92.88499,78.73102,65.34102,50.57938,33.37102],"psi_unity":4.098659,"psi":3.755323,"x":-54.70932,"y":98.56415,"steering_angle":-0.09314992,"throttle":0.537316,"speed":21.22198}]</text:p>
      <text:p text:style-name="P1">42["steer",{"mpc_x":[2.122198,4.24751227398069,6.37165066412857,8.49414147128272,10.6166321750532,12.7408114051642,14.8675199493026,16.9968410658918,19.1285832899944],"mpc_y":[-1.10778587621492e-34,0.0951127491227209,0.285851137144654,0.541380731329883,0.835872035380139,1.1528331017944,1.48465571542855,1.82947721223512,2.18737726149355],"next_x":[0.0,3.0,6.0,9.0,12.0,15.0,18.0,21.0,24.0,27.0,30.0,33.0,36.0,39.0,42.0,45.0,48.0,51.0,54.0,57.0,60.0,63.0,66.0,69.0,72.0,75.0,78.0,81.0,84.0,87.0,90.0,93.0,96.0,99.0],"next_y":[0.622974883970053,0.722322773070921,0.842579418095503,0.983777238334076,1.14594865307692,1.32912608161431,1.53334194323652,1.75862865723384,2.00501864289654,2.27254431951489,2.56123810637918,2.87113242277968,3.20225968800668,3.55465232135044,3.92834274210125,4.32336336954938,4.73974662298512,5.17752492169873,5.6367306849805,6.1173963321207,6.61955428240962,7.14323695513752,7.6884767695947,8.25530614507142,8.84375750085796,9.4538632562446,10.0856558305216,10.7391676429793,11.4144311129079,12.1114786595977,12.830342702339,13.5710556604221,14.3336499531372,15.1181579997747],"steering_angle":-0.128953721607092,"throttle":0.524346763941396}]</text:p>
      <text:p text:style-name="P1">42["telemetry",{"ptsx":[-43.49173,-61.09,-78.29172,-93.05002,-107.7717,-123.3917],"ptsy":[105.941,92.88499,78.73102,65.34102,50.57938,33.37102],"psi_unity":3.996822,"psi":3.85716,"x":-57.10728,"y":96.52808,"steering_angle":-0.09458209,"throttle":0.5181234,"speed":22.54826}]</text:p>
      <text:p text:style-name="P1">42["steer",{"mpc_x":[2.254826,4.51477089710104,6.77972937660182,9.04948261876592,11.3238200035472,13.6025546675847,15.8855164228108,18.1725410575008,20.4634728823569],"mpc_y":[3.58290678130633e-35,-0.0153573925181235,-0.0461770422471929,-0.0927368830100209,-0.154267121169496,-0.229538395036908,-0.317497394695594,-0.417568084777567,-0.529545898261229],"next_x":[0.0,3.0,6.0,9.0,12.0,15.0,18.0,21.0,24.0,27.0,30.0,33.0,36.0,39.0,42.0,45.0,48.0,51.0,54.0,57.0,60.0,63.0,66.0,69.0,72.0,75.0,78.0,81.0,84.0,87.0,90.0,93.0,96.0,99.0],"next_y":[0.444303826259664,0.25937400256127,0.0954363771218582,-0.0475222114773701,-0.169514924655213,-0.270554923830468,-0.350655370421935,-0.40982942584841,-0.448090251528693,-0.465451008881581,-0.461924859325873,-0.437524964280367,-0.392264485163861,-0.326156583395153,-0.239214420393042,-0.131451157576325,-0.00287995636380205,0.14648602182573,0.316633615573474,0.507549663460629,0.719221004068399,0.951634475977984,1.20477691777059,1.47863516802741,1.77319606532966,2.08844644825852,2.42437315539522,2.78096302532094,3.15820289661688,3.55607960786426,3.97457999764427,4.41369090453812,4.873399167127,5.35369162399212],"steering_angle":0.0184413962934586,"throttle":0.517107686492372}]</text:p>
      <text:p text:style-name="P1">42["telemetry",{"ptsx":[-43.49173,-61.09,-78.29172,-93.05002,-107.7717,-123.3917],"ptsy":[105.941,92.88499,78.73102,65.34102,50.57938,33.37102],"psi_unity":3.919988,"psi":3.933993,"x":-59.31345,"y":94.32597,"steering_angle":-0.05626667,"throttle":0.5243468,"speed":23.81776}]</text:p>
      <text:p text:style-name="P1">42["steer",{"mpc_x":[2.381776,4.76460852408176,7.14072564619798,9.50977972459465,11.8753792039445,14.2409948863496,16.6082992103607,18.9774623817732,21.348180409574],"mpc_y":[1.20370621524202e-34,-0.135691222392368,-0.407471925743914,-0.768629132975305,-1.18012842496583,-1.61744626253854,-2.06988387081494,-2.53553612918103,-3.01508241747094],"next_x":<text:soft-page-break/>[0.0,3.0,6.0,9.0,12.0,15.0,18.0,21.0,24.0,27.0,30.0,33.0,36.0,39.0,42.0,45.0,48.0,51.0,54.0,57.0,60.0,63.0,66.0,69.0,72.0,75.0,78.0,81.0,84.0,87.0,90.0,93.0,96.0,99.0],"next_y":[0.0387371749747258,-0.357006395506528,-0.731337073333005,-1.08430175899354,-1.41594735297698,-1.72632075577216,-2.01546886786792,-2.28343858975309,-2.53027682191651,-2.75603046484702,-2.96074641903347,-3.14447158496468,-3.3072528631295,-3.44913715401677,-3.57017135811531,-3.67040237591398,-3.74987710790161,-3.80864245456704,-3.8467453163991,-3.86423259388664,-3.86115118751849,-3.83754799778349,-3.79346992517048,-3.7289638701683,-3.64407673326579,-3.53885541495177,-3.41334681571511,-3.26759783604462,-3.10165537642915,-2.91556633735754,-2.70937761931862,-2.48313612280124,-2.23688874829423,-1.97068239628643],"steering_angle":0.146144482873164,"throttle":0.491688884350821}]</text:p>
      <text:p text:style-name="P1">42["telemetry",{"ptsx":[-61.09,-78.29172,-93.05002,-107.7717,-123.3917,-134.97],"ptsy":[92.88499,78.73102,65.34102,50.57938,33.37102,18.404],"psi_unity":3.899267,"psi":3.954714,"x":-61.87335,"y":91.62698,"steering_angle":0.008046579,"throttle":0.5171077,"speed":25.06935}]</text:p>
      <text:p text:style-name="P1">42["steer",{"mpc_x":[2.506935,5.00993085544142,7.49156532583358,9.95499878181281,12.4120256293924,14.8718767728696,17.3382522394771,19.8112574331488,22.2902209894093],"mpc_y":[-3.61111864572607e-35,-0.208580250936255,-0.625473615979667,-1.16134783369868,-1.74573439077042,-2.33724169991829,-2.91986085052106,-3.49247635502988,-4.05739519964856],"next_x":[0.0,3.0,6.0,9.0,12.0,15.0,18.0,21.0,24.0,27.0,30.0,33.0,36.0,39.0,42.0,45.0,48.0,51.0,54.0,57.0,60.0,63.0,66.0,69.0,72.0,75.0,78.0,81.0,84.0,87.0,90.0,93.0,96.0,99.0],"next_y":[-0.519519294195763,-0.931172395930838,-1.32673522866708,-1.70578936432671,-2.06791637483192,-2.41269783210493,-2.73971530806794,-3.04855037464317,-3.33878460375282,-3.6099995673191,-3.86177683726422,-4.09369798551039,-4.30534458397982,-4.49629820459471,-4.66614041927728,-4.81445279994974,-4.94081691853428,-5.04481434695313,-5.12602665712848,-5.18403542098256,-5.21842221043756,-5.2287685974157,-5.21465615383918,-5.17566645163022,-5.11138106271101,-5.02138155900378,-4.90524951243073,-4.76256649491407,-4.592914078376,-4.39587383473874,-4.1710273359245,-3.91795615385547,-3.63624186045388,-3.32546602764193],"steering_angle":0.202937167259594,"throttle":0.473654967316051}]</text:p>
      <text:p text:style-name="P1">42["telemetry",{"ptsx":[-61.09,-78.29172,-93.05002,-107.7717,-123.3917,-134.97],"ptsy":[92.88499,78.73102,65.34102,50.57938,33.37102,18.404],"psi_unity":3.956167,"psi":3.897815,"x":-64.66938,"y":88.91116,"steering_angle":0.06376757,"throttle":0.4916889,"speed":26.17022}]</text:p>
      <text:p text:style-name="P1">42["steer",{"mpc_x":[2.617022,5.23330678094887,7.83779958653439,10.4353906194411,13.0358642787944,15.6452935927275,18.2650793478154,20.8943329039301,23.5319773262177],"mpc_y":[-1.83565197824408e-34,-0.169717061349532,-0.509361430098621,-0.928590353606986,-1.35834028246736,-1.76001021332921,-2.1204264795291,-2.44038172570379,-2.72301032709307],"next_x":[0.0,3.0,6.0,9.0,12.0,15.0,18.0,21.0,24.0,27.0,30.0,33.0,36.0,39.0,42.0,45.0,48.0,51.0,54.0,57.0,60.0,63.0,66.0,69.0,72.0,75.0,78.0,81.0,84.0,87.0,90.0,93.0,96.0,99.0],"next_y":[-0.880142586895654,-1.09837066098073,-1.30038828144124,-1.4857474373419,-1.65400011774745,-1.8046983117226,-1.93739400833208,-2.05163919664063,-2.14698586571295,-2.22298600461379,-2.27919160240786,-2.3151546481599,-2.33042713093462,-2.32456103979675,-2.29710836381103,-2.24762109204216,-2.17565121355489,-2.08075071741394,-1.96247159268402,-1.82036582842987,-1.65398541371622,-1.46288233760778,-1.24660858916929,-1.00471615746547,-0.736757031561042,-0.442283200520738,-0.120846653409281,0.228000620708604,0.604706632768188,1.00971939370475,1.44348691445356,1.90645720594989,2.39907827912903,2.92179814492623],"steering_angle":0.151467316149444,"throttle":0.476173172499028}]</text:p>
      <text:p text:style-name="P1"><text:soft-page-break/>42["telemetry",{"ptsx":[-61.09,-78.29172,-93.05002,-107.7717,-123.3917,-134.97],"ptsy":[92.88499,78.73102,65.34102,50.57938,33.37102,18.404],"psi_unity":4.058549,"psi":3.795433,"x":-67.64126,"y":86.52244,"steering_angle":0.08854806,"throttle":0.473655,"speed":27.10502}]</text:p>
      <text:p text:style-name="P1">42["steer",{"mpc_x":[2.710502,5.4256739587078,8.14539327004055,10.8699107226814,13.5989458147227,16.3315228917936,19.0664802639854,21.8028170384746,24.539651436277],"mpc_y":[0.0,-0.0181823872279497,-0.0546414921686659,-0.0749210593336249,-0.0551232341849867,0.0158919948772868,0.140022199780339,0.315148408737415,0.539353805304882],"next_x":[0.0,3.0,6.0,9.0,12.0,15.0,18.0,21.0,24.0,27.0,30.0,33.0,36.0,39.0,42.0,45.0,48.0,51.0,54.0,57.0,60.0,63.0,66.0,69.0,72.0,75.0,78.0,81.0,84.0,87.0,90.0,93.0,96.0,99.0],"next_y":[-0.848743492949786,-0.739147657513946,-0.613065082408003,-0.46997728952654,-0.30936580076414,-0.130712138015386,0.066502176825141,0.282795621862857,0.518686675203181,0.774693814951528,1.05133551921332,1.34913026609397,1.66859653369889,2.01025280013351,2.37461754350324,2.7622092419135,3.17354637346971,3.60914741627728,4.06953084844163,4.55521514806818,5.06671879326234,5.60456026212954,6.16925803277519,6.76133058330471,7.38129639182351,8.02967393643702,8.70698169525065,9.41373814636981,10.1504617678999,10.9176710379464,11.7158844346147,12.5456204360102,13.4073975202383,14.3017341654045],"steering_angle":0.0151178915014751,"throttle":0.47308380009108}]</text:p>
      <text:p text:style-name="P1">42["telemetry",{"ptsx":[-61.09,-78.29172,-93.05002,-107.7717,-123.3917,-134.97],"ptsy":[92.88499,78.73102,65.34102,50.57938,33.37102,18.404],"psi_unity":4.166648,"psi":3.687333,"x":-71.17224,"y":84.24966,"steering_angle":0.06609008,"throttle":0.4761732,"speed":28.10561}]</text:p>
      <text:p text:style-name="P1">42["steer",{"mpc_x":[2.810561,5.61777092277172,8.40599902087296,11.1754820412395,13.9338782327549,16.6877435518122,19.4397287006835,22.1896206198931,24.9365199571421],"mpc_y":[0.0,0.209248404318702,0.627572678692159,1.17866489857193,1.80233781280782,2.46365002418488,3.14957164228067,3.8596835063529,4.5962238327998],"next_x":[0.0,3.0,6.0,9.0,12.0,15.0,18.0,21.0,24.0,27.0,30.0,33.0,36.0,39.0,42.0,45.0,48.0,51.0,54.0,57.0,60.0,63.0,66.0,69.0,72.0,75.0,78.0,81.0,84.0,87.0,90.0,93.0,96.0,99.0],"next_y":[-0.348447067688903,0.111855783241348,0.589743238454697,1.08584321863686,1.60078364447354,2.13519243665047,2.68969751585335,3.26492680276789,3.86150821807981,4.48006968247483,5.12123911663865,5.78564444125699,6.47391357701556,7.18667444460008,7.92455496469626,8.68818305798981,9.47818664516644,10.2951936469119,11.1398319839118,12.012729576852,12.9145143464181,13.8458142132959,14.807257098171,15.7994709217292,16.8230836046562,17.8787230676377,18.9670172313595,20.0885940165071,21.2440813437664,22.4341071338231,23.6592993073629,24.9202857850714,26.2176944876344,27.5521533357377],"steering_angle":-0.161989075893893,"throttle":0.443677002006755}]</text:p>
      <text:p text:style-name="P1">42["telemetry",{"ptsx":[-61.09,-78.29172,-93.05002,-107.7717,-123.3917,-134.97],"ptsy":[92.88499,78.73102,65.34102,50.57938,33.37102,18.404],"psi_unity":4.21136,"psi":3.642622,"x":-74.51398,"y":82.37943,"steering_angle":0.006596424,"throttle":0.4730838,"speed":28.94582}]</text:p>
      <text:p text:style-name="P1">42["steer",{"mpc_x":[2.894582,5.76850527117534,8.57226767742632,11.3211981305568,14.0517977138997,16.788472169922,19.5386376407416,22.3006001526848,25.0717315773936],"mpc_y":[4.13774011489445e-36,0.37853413000534,1.13072572092735,2.07621920802316,3.08496875869202,4.08845025613772,5.06569488832777,6.0204272796976,6.95950376728692],"next_x":[0.0,3.0,6.0,9.0,12.0,15.0,18.0,21.0,24.0,27.0,30.0,33.0,36.0,39.0,42.0,45.0,48.0,51.0,54.0,57.0,60.0,63.0,66.0,69.0,72.0,75.0,78.0,81.0,84.0,87.0,90.0,93.0,96.0,99.0],"next_y":[0.382131044972033,1.00369267154029,1.6440515579804,2.30389598167329,2.98391421999988,3.68479455034109,4.40722525007786,5.15189459659109,5.91949086726173,6.71070233947068,7.526<text:soft-page-break/>21729059888,8.36672399802724,9.23291073913669,10.1254657913082,11.0450774319226,11.9924339383608,12.9682235880039,13.9731346582327,15.0078554264281,16.073074169971,17.1694791662425,18.2977586926233,19.4586010264945,20.6526944452369,21.8807272262315,23.1433876468592,24.4413639845009,25.7753445165376,27.1460175203501,28.5540712733195,30.0001940528265,31.4850741362522,33.0093998009775,34.5738593243832],"steering_angle":-0.276850392722888,"throttle":0.416308299402581}]</text:p>
      <text:p text:style-name="P1">42["telemetry",{"ptsx":[-61.09,-78.29172,-93.05002,-107.7717,-123.3917,-134.97],"ptsy":[92.88499,78.73102,65.34102,50.57938,33.37102,18.404],"psi_unity":4.15313,"psi":3.700852,"x":-78.33634,"y":80.08742,"steering_angle":-0.07068108,"throttle":0.443677,"speed":29.68635}]</text:p>
      <text:p text:style-name="P1">42["steer",{"mpc_x":[2.968635,5.91524956805527,8.78761206807601,11.6112493515299,14.4308699490868,17.2719413431663,20.1394132403354,23.0293118638157,25.9377179407017],"mpc_y":[3.85185988877447e-34,0.393815184078792,1.17613894724434,2.13214194549978,3.1121483870191,4.04069335092356,4.8974971257861,5.68937881109615,6.42516495493435],"next_x":[0.0,3.0,6.0,9.0,12.0,15.0,18.0,21.0,24.0,27.0,30.0,33.0,36.0,39.0,42.0,45.0,48.0,51.0,54.0,57.0,60.0,63.0,66.0,69.0,72.0,75.0,78.0,81.0,84.0,87.0,90.0,93.0,96.0,99.0],"next_y":[1.12389664956633,1.59259865426771,2.08049393258453,2.58819414087409,3.1163109354937,3.66545597280067,4.2362409091523,4.82927740090589,5.44517710441876,6.0845516760482,6.74801277215151,7.43617204908602,8.14964116320902,8.88903177087781,9.6549555284497,10.448024092282,11.268849118732,12.1180422641571,12.9962151849144,13.9039795373614,14.8419469778553,15.8107291627535,16.8109377484131,17.8431843911917,18.9080807474464,20.0062384735345,21.1382692258135,22.3047846606405,23.5063964343728,24.7437162033679,26.0173556239829,27.3279263525752,28.6760400455021,30.0623083591209],"steering_angle":-0.273867292199366,"throttle":0.417979609587257}]</text:p>
      <text:p text:style-name="P1">42["telemetry",{"ptsx":[-78.29172,-93.05002,-107.7717,-123.3917,-134.97,-145.1165],"ptsy":[78.73102,65.34102,50.57938,33.37102,18.404,4.339378],"psi_unity":4.008287,"psi":3.845695,"x":-81.70924,"y":77.4483,"steering_angle":-0.1207988,"throttle":0.4163083,"speed":30.23392}]</text:p>
      <text:p text:style-name="P1">42["steer",{"mpc_x":[3.023392,6.04437361059436,9.0494388410288,12.0483773009023,15.0543798728556,18.0730771804486,21.1040363346387,24.1449937568393,27.1941050550552],"mpc_y":[-1.92592994438724e-34,0.201754937918447,0.605228578602245,1.07979986710859,1.53568837506656,1.93034223031108,2.25490642004102,2.51532916986406,2.71744680287865],"next_x":[0.0,3.0,6.0,9.0,12.0,15.0,18.0,21.0,24.0,27.0,30.0,33.0,36.0,39.0,42.0,45.0,48.0,51.0,54.0,57.0,60.0,63.0,66.0,69.0,72.0,75.0,78.0,81.0,84.0,87.0,90.0,93.0,96.0,99.0],"next_y":[1.29009684056542,1.35432529330421,1.43795163749702,1.54134713409661,1.66488304405574,1.80893062832719,1.97386114786373,2.1600458636181,2.3678560365431,2.59766292759147,2.84983779771598,3.12475190786941,3.42277651900452,3.74428289207407,4.08964228803083,4.45922596782757,4.85340519241705,5.27255122275204,5.71703531978531,6.18722874446962,6.68350275775773,7.20622862060242,7.75577759395646,8.3325209387726,8.93682991600361,9.56907578660226,10.2296298115213,10.9188632517135,11.6371473681317,12.3848534217286,13.1623526734569,13.9700163842695,14.8082158151191,15.6773222269585],"steering_angle":-0.134968084507242,"throttle":0.431917290334693}]</text:p>
      <text:p text:style-name="P1">42["telemetry",{"ptsx":[-78.29172,-93.05002,-107.7717,-123.3917,-134.97,-145.1165],"ptsy":[78.73102,65.34102,50.57938,33.37102,18.404,4.339378],"psi_unity":3.830273,"psi":4.023708,"x":-84.64379,"y":74.21766,"steering_angle":-0.1194972,"throttle":0.4179796,"speed":30.82635}]</text:p>
      <text:p text:style-name="P1">42["steer",{"mpc_x":[3.082635,6.1665435398035,9.24580675182971,12.3205841951432,15.3940971594911,18.4691215990714,21.5467297711982,24.6267339917124,27.7086879345198],"mpc_y":[-1.48206327751674e-34,-0.134832624041309,-0.40479294654819,-0.75982763347417,-1.15833107768804,-<text:soft-page-break/>1.57530567467034,-2.00157263471876,-2.43757830781151,-2.8856203389201],"next_x":[0.0,3.0,6.0,9.0,12.0,15.0,18.0,21.0,24.0,27.0,30.0,33.0,36.0,39.0,42.0,45.0,48.0,51.0,54.0,57.0,60.0,63.0,66.0,69.0,72.0,75.0,78.0,81.0,84.0,87.0,90.0,93.0,96.0,99.0],"next_y":[0.833454573504919,0.387175852051243,-0.0382973700326592,-0.44271133583211,-0.825812288432431,-1.18734647091895,-1.52706012637698,-1.84469949789185,-2.14001082854887,-2.41274036143339,-2.6626343396307,-2.88943900622615,-3.09290060430504,-3.27276537695271,-3.42877956725447,-3.56068941829565,-3.66824117316157,-3.75118107493755,-3.80925536670892,-3.84221029156099,-3.84979209257909,-3.83174701284854,-3.78782129545467,-3.71776118348279,-3.62131292001823,-3.49822274814632,-3.34823691095237,-3.1711016515217,-2.96656321293964,-2.73436783829151,-2.47426177066264,-2.18599125313834,-1.86930252880394,-1.52394184074476],"steering_angle":0.0867338810351158,"throttle":0.421966427864805}]</text:p>
      <text:p text:style-name="P1">42["telemetry",{"ptsx":[-78.29172,-93.05002,-107.7717,-123.3917,-134.97,-145.1165],"ptsy":[78.73102,65.34102,50.57938,33.37102,18.404,4.339378],"psi_unity":3.691665,"psi":4.162317,"x":-87.27718,"y":70.27615,"steering_angle":-0.05889094,"throttle":0.4319173,"speed":31.53236}]</text:p>
      <text:p text:style-name="P1">42["steer",{"mpc_x":[3.153236,6.27041847996407,9.27217878922726,12.2028405003172,15.1327900060376,18.0991069493618,21.106671150512,24.1476643747478,27.2153211313186],"mpc_y":[1.46198522559453e-37,-0.500930444115097,-1.49193229163573,-2.68704072154932,-3.89381642382621,-5.01859647822259,-6.03908273944359,-6.96715510196051,-7.81573922010252],"next_x":[0.0,3.0,6.0,9.0,12.0,15.0,18.0,21.0,24.0,27.0,30.0,33.0,36.0,39.0,42.0,45.0,48.0,51.0,54.0,57.0,60.0,63.0,66.0,69.0,72.0,75.0,78.0,81.0,84.0,87.0,90.0,93.0,96.0,99.0],"next_y":[-0.34189604154798,-1.18951015813985,-2.01389440985916,-2.8148669173387,-3.59224580121126,-4.34584918210964,-5.07549518066662,-5.781001917515,-6.46218751328756,-7.1188700886171,-7.7508677641364,-8.35799866047827,-8.94008089827548,-9.49693259816084,-10.0283718807671,-10.5342168667271,-11.0142856766737,-11.4683964312395,-11.8963672510574,-12.2980162567602,-12.6731615689807,-13.0216213083517,-13.3432135955059,-13.6377565510762,-13.9050682956953,-14.144966949996,-14.3572706346112,-14.5417974701736,-14.698365577316,-14.8267930766712,-14.926898088872,-14.9984987345511,-15.0414131343414,-15.0554594088757],"steering_angle":0.309211279697679,"throttle":0.393962438903158}]</text:p>
      <text:p text:style-name="P1">42["telemetry",{"ptsx":[-78.29172,-93.05002,-107.7717,-123.3917,-134.97,-145.1165],"ptsy":[78.73102,65.34102,50.57938,33.37102,18.404,4.339378],"psi_unity":3.685115,"psi":4.168867,"x":-89.91964,"y":65.88424,"steering_angle":0.03784479,"throttle":0.4219664,"speed":32.14509}]</text:p>
      <text:p text:style-name="P1">42["steer",{"mpc_x":[3.214509,6.3621759356817,9.30372136947913,12.1447027162101,15.0199098469735,17.9861718105385,21.039390160754,24.1573907685274,27.3230081117068],"mpc_y":[6.76672863873369e-35,-0.671609301033927,-1.98766663129884,-3.51696835216746,-4.98928057159082,-6.27758413093907,-7.35442249223452,-8.23901845990673,-8.9500266599265],"next_x":[0.0,3.0,6.0,9.0,12.0,15.0,18.0,21.0,24.0,27.0,30.0,33.0,36.0,39.0,42.0,45.0,48.0,51.0,54.0,57.0,60.0,63.0,66.0,69.0,72.0,75.0,78.0,81.0,84.0,87.0,90.0,93.0,96.0,99.0],"next_y":[-1.82252218915213,-2.65133052594748,-3.45646967913057,-4.23776115285924,-4.99502645129128,-5.72808707858453,-6.43676453889679,-7.12088033638588,-7.78025597520963,-8.41471295952585,-9.02407279349235,-9.60815698126697,-10.1667870270075,-10.6997844348718,-11.2069707090176,-11.6881673536028,-12.1431958727852,-12.5718777707226,-12.9740345515729,-13.3494877194938,-13.6980587786431,-14.0195692331787,-14.3138405872585,-14.5806943450401,-14.8199520106815,-15.0314350883404,-15.2149650821747,-15.3703634963422,-15.4974518350007,-15.596051602308,-15.6659843024219,-15.7070714395003,-15.719134517701,-15.7019950411818],"steering_angle":0.400168741532923,"throttle":0.401025444280484}]</text:p>
      <text:p text:style-name="P1"><text:soft-page-break/>42["telemetry",{"ptsx":[-93.05002,-107.7717,-123.3917,-134.97,-145.1165,-158.3417],"ptsy":[65.34102,50.57938,33.37102,18.404,4.339378,-17.42898],"psi_unity":3.828121,"psi":4.02586,"x":-92.67854,"y":62.18895,"steering_angle":0.1349189,"throttle":0.3939624,"speed":32.43414}]</text:p>
      <text:p text:style-name="P1">42["steer",{"mpc_x":[3.243414,6.45498773591337,9.5627393388721,12.6371673211652,15.7542796186518,18.9352474082455,22.1661345068374,25.4268351609148,28.70194016401],"mpc_y":[3.69565781171431e-35,-0.483568249264933,-1.44183327827779,-2.51511673728977,-3.47143597905729,-4.20526878048657,-4.69907800490739,-4.9730753775786,-5.04485101586956],"next_x":[0.0,3.0,6.0,9.0,12.0,15.0,18.0,21.0,24.0,27.0,30.0,33.0,36.0,39.0,42.0,45.0,48.0,51.0,54.0,57.0,60.0,63.0,66.0,69.0,72.0,75.0,78.0,81.0,84.0,87.0,90.0,93.0,96.0,99.0],"next_y":[-2.54581431394367,-2.8993075562322,-3.23060611822459,-3.53944732535494,-3.82556850305737,-4.08870697676601,-4.32860007191495,-4.54498511393832,-4.73759942827023,-4.9061803403448,-5.05046517559615,-5.17019125945837,-5.2650959173656,-5.33491647475195,-5.37939025705152,-5.39825458969845,-5.39124679812683,-5.35810420777078,-5.29856414406443,-5.21236393244188,-5.09924089833726,-4.95893236718466,-4.79117566441822,-4.59570811547204,-4.37226704578025,-4.12058978077694,-3.84041364589624,-3.53147596657227,-3.19351406823914,-2.82626527633096,-2.42946691628185,-2.00285631352592,-1.54617079349729,-1.05914768163007],"steering_angle":0.281955875369961,"throttle":0.436125591068043}]</text:p>
      <text:p text:style-name="P1">42["telemetry",{"ptsx":[-93.05002,-107.7717,-123.3917,-134.97,-145.1165,-158.3417],"ptsy":[65.34102,50.57938,33.37102,18.404,4.339378,-17.42898],"psi_unity":4.108495,"psi":3.745486,"x":-96.68999,"y":58.83107,"steering_angle":0.1746065,"throttle":0.4010254,"speed":32.81907}]</text:p>
      <text:p text:style-name="P1">42["steer",{"mpc_x":[3.281907,6.56624915351207,9.84953565868288,13.1245652418145,16.3837117787864,19.6215487519781,22.8346605983366,26.0199530094039,29.1737495951175],"mpc_y":[3.85185988877447e-34,0.106845754117291,0.320831228325057,0.676930565937997,1.18368843689214,1.83236592669904,2.61027388631209,3.50881543999009,4.52406929871997],"next_x":[0.0,3.0,6.0,9.0,12.0,15.0,18.0,21.0,24.0,27.0,30.0,33.0,36.0,39.0,42.0,45.0,48.0,51.0,54.0,57.0,60.0,63.0,66.0,69.0,72.0,75.0,78.0,81.0,84.0,87.0,90.0,93.0,96.0,99.0],"next_y":[-2.17840041625001,-1.64925434196707,-1.09748027289177,-0.522523779168947,0.0761695690565179,0.699154201639761,1.34698454843592,2.02021503930012,2.71940010408751,3.44509417265321,4.19785167485237,4.9782270405401,5.78677469957155,6.62404908180186,7.49060461708616,8.38699573527957,9.31377686623724,10.2715024398143,11.2607268858659,12.2820046342471,13.3358901148131,14.4229377574191,15.5437019919201,16.6987372481713,17.8885979560278,19.1138385453448,20.3750134459774,21.6726770877807,23.0073839006099,24.3796883143201,25.7901447587664,27.239307663804,28.727731459288,30.2559705750735],"steering_angle":-0.0606349957709562,"throttle":0.417263940456179}]</text:p>
      <text:p text:style-name="P1">42["telemetry",{"ptsx":[-93.05002,-107.7717,-123.3917,-134.97,-145.1165,-158.3417],"ptsy":[65.34102,50.57938,33.37102,18.404,4.339378,-17.42898],"psi_unity":4.344874,"psi":3.509108,"x":-100.9753,"y":56.82083,"steering_angle":0.1230265,"throttle":0.4361256,"speed":33.43594}]</text:p>
      <text:p text:style-name="P1">42["steer",{"mpc_x":[3.343594,6.59650914886373,9.57541147412278,12.3729014679287,15.1361245962691,17.9433827984586,20.807416697967,23.7143978847788,26.6525356463231],"mpc_y":[-4.3545354819084e-34,0.787412638127734,2.320218137002,4.16926110338869,6.07468955311039,7.92023909583214,9.68213616087711,11.3780707817023,13.0253218085693],"next_x":[0.0,3.0,6.0,9.0,12.0,15.0,18.0,21.0,24.0,27.0,30.0,33.0,36.0,39.0,42.0,45.0,48.0,51.0,54.0,57.0,60.0,63.0,66.0,69.0,72.0,75.0,78.0,81.0,84.0,87.0,90.0,93.0,96.0,99.0],"next_y":[-0.599747372793629,0.748565378902853,2.12537890342004,3.53189589885026,4.96931906328584,6.43885109481912,7.94169469154241,9.47905255154806,11.0521273729284,12.6621218537757,14.3<text:soft-page-break/>102386921824,15.9976805862408,17.7256502340431,19.4953503336818,21.3079835832491,23.1647526808374,25.0668603245391,27.0155092124464,29.0119020426516,31.0572415132472,33.1527303223254,35.2995711679786,37.498966748299,39.7521197613791,42.0602329053111,44.4245088781875,46.8461503781004,49.3263601031423,51.8663407514054,54.4672950209822,57.1304256099648,59.8569352164458,62.6480265385173,65.5049022742717],"steering_angle":-0.434645786856048,"throttle":0.326656303372371}]</text:p>
      <text:p text:style-name="P1">42["telemetry",{"ptsx":[-93.05002,-107.7717,-123.3917,-134.97,-145.1165,-158.3417],"ptsy":[65.34102,50.57938,33.37102,18.404,4.339378,-17.42898],"psi_unity":4.413487,"psi":3.440494,"x":-106.4208,"y":55.04991,"steering_angle":-0.02645701,"throttle":0.417264,"speed":33.97097}]</text:p>
      <text:p text:style-name="P1">42["steer",{"mpc_x":[3.397097,6.53815277156486,8.94299650664538,11.0177936296347,13.1999236088154,15.6570591505835,18.3706366744334,21.2733170351896,24.3181358551112],"mpc_y":[-1.92592994438724e-34,1.30152423530303,3.70919305911059,6.41010059022214,9.02869986895782,11.3951007415196,13.466827536806,15.2689880193096,16.8245691130961],"next_x":[0.0,3.0,6.0,9.0,12.0,15.0,18.0,21.0,24.0,27.0,30.0,33.0,36.0,39.0,42.0,45.0,48.0,51.0,54.0,57.0,60.0,63.0,66.0,69.0,72.0,75.0,78.0,81.0,84.0,87.0,90.0,93.0,96.0,99.0],"next_y":[2.38392039590228,4.04884485672425,5.74790624744622,7.4826831137641,9.25475400137381,11.0656974559712,12.9170920232523,14.810516248913,16.7475486786491,18.7297678581566,20.7587523331313,22.8360806492693,24.9633313522664,27.1420829878185,29.3739141016216,31.6604032393715,34.0031289467641,36.4036697694955,38.8636042532614,41.3845109437577,43.9679683866805,46.6155551277256,49.328849712589,52.1094306869664,54.958876596554,57.8787659870474,60.8706774041428,63.9361893935359,67.0768805009227,70.2943292719991,73.590114252461,76.9658139880044,80.4230070243251,83.963271907119],"steering_angle":-0.707592032163532,"throttle":0.293192563607846}]</text:p>
      <text:p text:style-name="P1">42["telemetry",{"ptsx":[-107.7717,-123.3917,-134.97,-145.1165,-158.3417,-164.3164],"ptsy":[50.57938,33.37102,18.404,4.339378,-17.42898,-30.18062],"psi_unity":3.895288,"psi":3.958694,"x":-114.2898,"y":49.87021,"steering_angle":-0.18965,"throttle":0.3266563,"speed":33.52879}]</text:p>
      <text:p text:style-name="P1">42["steer",{"mpc_x":[3.352879,6.66129560010155,9.82858824805297,12.964630712066,16.1714339019263,19.4656686803805,22.8184581189312,26.1977217676989,29.5793824677573],"mpc_y":[3.5826711658615e-35,0.570282333283201,1.6964181353719,2.91848194689024,3.95388349421244,4.68209930057665,5.09072595829359,5.20893095733919,5.05916551155964],"next_x":[0.0,3.0,6.0,9.0,12.0,15.0,18.0,21.0,24.0,27.0,30.0,33.0,36.0,39.0,42.0,45.0,48.0,51.0,54.0,57.0,60.0,63.0,66.0,69.0,72.0,75.0,78.0,81.0,84.0,87.0,90.0,93.0,96.0,99.0],"next_y":[4.26085731534695,4.30589273551253,4.36848980376199,4.44965748135831,4.55040472956443,4.67174050964333,4.81467378285798,4.98021351047133,5.16936865374636,5.38314817394603,5.62256103233331,5.88861619017115,6.18232260872253,6.50468924925041,6.85672507301776,7.23943904128753,7.65384011532271,8.10093725638625,8.58173942574111,9.09725558465027,9.64849469437668,10.2364657161833,10.8621776113331,11.5266393410891,12.2308598667142,12.9758481494714,13.7626131506236,14.5921638314339,15.4655091531651,16.3836580770803,17.3476195644424,18.3584025765144,19.4170160745592,20.5244690198398],"steering_angle":-0.311529226660469,"throttle":0.432852106306806}]</text:p>
      <text:p text:style-name="P1">42["telemetry",{"ptsx":[-107.7717,-123.3917,-134.97,-145.1165,-158.3417,-164.3164],"ptsy":[50.57938,33.37102,18.404,4.339378,-17.42898,-30.18062],"psi_unity":3.494282,"psi":4.3597,"x":-117.0362,"y":45.38096,"steering_angle":-0.3087453,"throttle":0.2931926,"speed":32.16286}]</text:p>
      <text:p text:style-name="P1">42["steer",{"mpc_x":[3.216286,6.42512340646198,9.6035812860975,12.7376992361666,15.8258688539583,18.8727413687096,21.8813929877358,24.850119498361,27.7747148823411],"mpc_y":[-1.88516623394137e-34,-0.271310511818122,-0.813007545046059,-1.58671045734723,-2.54024516990996,-<text:soft-page-break/>3.62959629504889,-4.83027136603894,-6.13533251379645,-7.54447778688241],"next_x":[0.0,3.0,6.0,9.0,12.0,15.0,18.0,21.0,24.0,27.0,30.0,33.0,36.0,39.0,42.0,45.0,48.0,51.0,54.0,57.0,60.0,63.0,66.0,69.0,72.0,75.0,78.0,81.0,84.0,87.0,90.0,93.0,96.0,99.0],"next_y":[3.51545730862408,2.32148809929218,1.15281256531718,0.0101201788009924,-1.1058995881545,-2.19455726344741,-3.25516337497583,-4.28702845063787,-5.28946301833163,-6.26177760595522,-7.20328274140675,-8.11328895258432,-8.99110676738603,-9.83604671371,-10.6474193194543,-11.4245351125171,-12.1667046207964,-12.8732383721905,-13.5434468945973,-14.1766407159149,-14.7721303640416,-15.3292263668753,-15.8472392523143,-16.3254795482565,-16.7632577826002,-17.1598844832434,-17.5146701780842,-17.8269253950207,-18.095960661951,-18.3210865067733,-18.5016134573856,-18.636852041686,-18.7261127875727,-18.7687062229438],"steering_angle":0.160482033889436,"throttle":0.400077215751651}]</text:p>
      <text:p text:style-name="P1">42["telemetry",{"ptsx":[-107.7717,-123.3917,-134.97,-145.1165,-158.3417,-164.3164],"ptsy":[50.57938,33.37102,18.404,4.339378,-17.42898,-30.18062],"psi_unity":3.18344,"psi":4.670542,"x":-117.8443,"y":40.21658,"steering_angle":-0.1359303,"throttle":0.4328521,"speed":32.97998}]</text:p>
      <text:p text:style-name="P1">42["steer",{"mpc_x":[3.297998,6.36614001980961,8.77110915301146,10.8187468291267,12.8851190280492,15.1401934288683,17.5923348513815,20.1954741120536,22.9150829849628],"mpc_y":[0.0,-1.21645947479257,-3.48050084991069,-6.07536472728838,-8.6584613220469,-11.0818440992428,-13.3091096781377,-15.3615806130149,-17.2609680920596],"next_x":[0.0,3.0,6.0,9.0,12.0,15.0,18.0,21.0,24.0,27.0,30.0,33.0,36.0,39.0,42.0,45.0,48.0,51.0,54.0,57.0,60.0,63.0,66.0,69.0,72.0,75.0,78.0,81.0,84.0,87.0,90.0,93.0,96.0,99.0],"next_y":[0.549187710966787,-1.85931776785505,-4.22161889937961,-6.53719231544788,-8.8055146479008,-11.0260625285794,-13.1983125893245,-15.3217414619772,-17.3958257783785,-19.4200421703693,-21.3938672697905,-23.3167777084832,-25.1882501182882,-27.0077611310467,-28.7747873785995,-30.4888054927876,-32.1492921054519,-33.7557238484335,-35.3075773535734,-36.8043292527124,-38.2454561776915,-39.6304347603518,-40.9587416325341,-42.2298534260795,-43.4432467728289,-44.5983983046233,-45.6947846533036,-46.7318824507108,-47.7091683286859,-48.6261189190699,-49.4822108537037,-50.2769207644283,-51.0097252830847,-51.6801010415137],"steering_angle":0.70036543538424,"throttle":0.249728215600267}]</text:p>
      <text:p text:style-name="P1">42["telemetry",{"ptsx":[-123.3917,-134.97,-145.1165,-158.3417,-164.3164,-169.3365],"ptsy":[33.37102,18.404,4.339378,-17.42898,-30.18062,-42.84062],"psi_unity":3.262452,"psi":4.591529,"x":-118.4524,"y":29.65976,"steering_angle":0.07002348,"throttle":0.4000772,"speed":32.07139}]</text:p>
      <text:p text:style-name="P1">42["steer",{"mpc_x":[3.207139,5.99039558738959,7.59525596425082,8.59276288830956,9.71440175471412,11.3356512159314,13.4896664985939,16.0574190108002,18.9244594466341],"mpc_y":[2.2266544050049e-32,-1.60881681276479,-4.40317128272734,-7.47492628342717,-10.5108516776815,-13.3195200584702,-15.7521827762583,-17.7530885300398,-19.307270553759],"next_x":[0.0,3.0,6.0,9.0,12.0,15.0,18.0,21.0,24.0,27.0,30.0,33.0,36.0,39.0,42.0,45.0,48.0,51.0,54.0,57.0,60.0,63.0,66.0,69.0,72.0,75.0,78.0,81.0,84.0,87.0,90.0,93.0,96.0,99.0],"next_y":[-7.24855761902878,-9.08982438190005,-10.9033695640079,-12.6874993775547,-14.4405200347425,-16.1607377477737,-17.8464587288506,-19.4959891901753,-21.1076353439501,-22.6797034023773,-24.2104995776591,-25.6983300819978,-27.1415011275956,-28.5383189266547,-29.8870896913775,-31.1861196339662,-32.433714966623,-33.6281819015501,-34.7678266509499,-35.8509554270246,-36.8758744419764,-37.8408899080075,-38.7443080373203,-39.584435042117,-40.3595771345998,-41.068040526971,-41.7081314314329,-42.2781560601876,-42.7764206254374,-43.2012313393846,-43.5508944142315,-<text:soft-page-break/>43.8237160621803,-44.0180024954332,-44.1320599261925],"steering_angle":0.999999282660089,"throttle":0.76407386885155}]</text:p>
      <text:p text:style-name="P1">42["telemetry",{"ptsx":[-123.3917,-134.97,-145.1165,-158.3417,-164.3164,-169.3365],"ptsy":[33.37102,18.404,4.339378,-17.42898,-30.18062,-42.84062],"psi_unity":3.426135,"psi":4.427846,"x":-119.8402,"y":22.51438,"steering_angle":0.3055921,"throttle":0.2497282,"speed":31.42891}]</text:p>
      <text:p text:style-name="P1">42["steer",{"mpc_x":[3.142891,5.88898193880454,7.52039299032981,8.48993296050167,9.5042510128342,10.9956066591364,13.0602136734386,15.5967942486806,18.47293867838],"mpc_y":[-2.80301381726332e-33,-1.54909851662072,-4.25878068614635,-7.27934817257298,-10.2945712751617,-13.1141441742733,-15.5560888190563,-17.5160466527343,-18.9486274862628],"next_x":[0.0,3.0,6.0,9.0,12.0,15.0,18.0,21.0,24.0,27.0,30.0,33.0,36.0,39.0,42.0,45.0,48.0,51.0,54.0,57.0,60.0,63.0,66.0,69.0,72.0,75.0,78.0,81.0,84.0,87.0,90.0,93.0,96.0,99.0],"next_y":[-10.2667563563188,-11.4443130719496,-12.5987970270647,-13.728585526944,-14.8320558768675,-15.9075853821151,-16.9535513479668,-17.9683310797025,-18.9503018826023,-19.8978410619459,-20.8093259230135,-21.6831337710849,-22.5176419114402,-23.3112276493591,-24.0622682901218,-24.7691411390082,-25.4302235012981,-26.0438926822717,-26.6085259872087,-27.1225007213892,-27.5841941900932,-27.9919836986005,-28.3442465521912,-28.6393600561451,-28.8757015157423,-29.0516482362627,-29.1655775229862,-29.2158666811928,-29.2008930161624,-29.1190338331751,-28.9686664375107,-28.7481681344492,-28.4559162292706,-28.0902880272548],"steering_angle":0.999999282660089,"throttle":1.0}]</text:p>
      <text:p text:style-name="P1">42["telemetry",{"ptsx":[-123.3917,-134.97,-145.1165,-158.3417,-164.3164,-169.3365],"ptsy":[33.37102,18.404,4.339378,-17.42898,-30.18062,-42.84062],"psi_unity":4.078019,"psi":3.775963,"x":-123.8061,"y":17.32506,"steering_angle":0.436332,"throttle":0.7640738,"speed":31.98517}]</text:p>
      <text:p text:style-name="P1">42["steer",{"mpc_x":[3.198517,6.34650794650877,9.32762032679008,12.3347852711741,15.4899105867209,18.7268396813259,21.9035721846839,24.8993724859002,27.6210607880621],"mpc_y":[5.60919800116106e-33,-0.610551245837587,-1.8138093202172,-2.97214891607303,-3.66329269613651,-3.68689789276346,-3.03055136466538,-1.76942891699298,0.0192776432816886],"next_x":[0.0,3.0,6.0,9.0,12.0,15.0,18.0,21.0,24.0,27.0,30.0,33.0,36.0,39.0,42.0,45.0,48.0,51.0,54.0,57.0,60.0,63.0,66.0,69.0,72.0,75.0,78.0,81.0,84.0,87.0,90.0,93.0,96.0,99.0],"next_y":[-9.92730345862525,-9.07066040323724,-8.19892855934309,-7.30890636768783,-6.39739226901647,-5.46118470407402,-4.49708211360551,-3.50188293835595,-2.47238561907037,-1.40538859649377,-0.297690311371181,0.853910795552386,2.05261628353191,3.30162771182237,4.60414663967876,5.96337462635605,7.38251323110923,8.86476401319328,10.4133285318632,12.0314083463739,13.7222050159805,15.4889200999378,17.3347551575009,19.2629117479248,21.2765914304644,23.3789957643748,25.5733263089109,27.8627846233276,30.2505722668801,32.7398907988232,35.3339417784119,38.0359267649012,40.8490473175462,43.7765049956017],"steering_angle":0.366500952207331,"throttle":0.813543253693299}]</text:p>
      <text:p text:style-name="P1">42["telemetry",{"ptsx":[-123.3917,-134.97,-145.1165,-158.3417,-164.3164,-169.3365],"ptsy":[33.37102,18.404,4.339378,-17.42898,-30.18062,-42.84062],"psi_unity":4.773321,"psi":3.080661,"x":-126.7298,"y":15.78003,"steering_angle":0.436332,"throttle":1,"speed":7.456801}]</text:p>
      <text:p text:style-name="P1">42["steer",{"mpc_x":[0.7456801,1.4957563407147,2.23850564866408,2.96382401855858,3.66361954349265,4.33106078819188,4.9594497278789,5.54197212867788,6.07176121146384],"mpc_y":[-6.04864574565373e-<text:soft-page-break/>34,-0.0918588417152442,-0.277841317719276,-0.552782912040059,-0.909965559197527,-1.34312720008407,-1.84682850561834,-2.41623632929607,-3.04671432624508],"next_x":[0.0,3.0,6.0,9.0,12.0,15.0,18.0,21.0,24.0,27.0,30.0,33.0,36.0,39.0,42.0,45.0,48.0,51.0,54.0,57.0,60.0,63.0,66.0,69.0,72.0,75.0,78.0,81.0,84.0,87.0,90.0,93.0,96.0,99.0],"next_y":[-14.2523499881456,-9.71425673712314,-5.31708169567934,-0.965150760313012,3.43721017247703,7.98567520619198,12.775918444333,17.9036139904013,23.464435947898,29.5540584203244,36.2681555111815,43.7024013239707,51.952469962193,61.1140355293496,71.2827721289418,82.5543538644707,95.0244548394374,108.788749157343,123.942910921689,140.582614235977,158.803533203707,178.701341928381,200.3717145135,223.910325062565,249.412847679077,276.974956466538,306.692325528449,338.66062896831,372.975540889624,409.73273539589,449.027886590611,490.956668577288,535.614755459422,583.097821340513],"steering_angle":0.999999282660089,"throttle":1.0}]</text:p>
      <text:p text:style-name="P1">42["telemetry",{"ptsx":[-123.3917,-134.97,-145.1165,-158.3417,-164.3164,-169.3365],"ptsy":[33.37102,18.404,4.339378,-17.42898,-30.18062,-42.84062],"psi_unity":5.186599,"psi":2.667382,"x":-127.4273,"y":15.11469,"steering_angle":0.1599162,"throttle":0.8135433,"speed":2.634505}]</text:p>
      <text:p text:style-name="P1">42["steer",{"mpc_x":[0.2634505,0.536898164894072,0.820336459157242,1.11376845311231,1.41719739647484,1.73062480384326,2.05405165979273,2.38747911613382,2.72899828529633],"mpc_y":[3.94031675702881e-39,0.00124521841943774,0.00387569533432528,0.00717130602489557,0.0107882830512579,0.0145930923485776,0.0185039987071811,0.0224241738946456,0.0262369694757501],"next_x":[0.0,3.0,6.0,9.0,12.0,15.0,18.0,21.0,24.0,27.0,30.0,33.0,36.0,39.0,42.0,45.0,48.0,51.0,54.0,57.0,60.0,63.0,66.0,69.0,72.0,75.0,78.0,81.0,84.0,87.0,90.0,93.0,96.0,99.0],"next_y":[354.598193681919,45.2711313397781,-27.3301620168045,15.2541413749735,51.4838692779142,-40.181150545181,-381.28109033151,-1093.35612231827,-2297.94641874266,-4116.59215184188,-6670.83349385313,-10082.2106170136,-14472.2636935605,-19962.532895731,-26674.5583957623,-34729.8803658917,-44250.0389783562,-55356.5744053932,-68171.0268192398,-82814.9363921332,-99409.8432963106,-118077.287704009,-138938.809787466,-162115.949718919,-187730.247670604,-215903.24381476,-246756.478323622,-280411.491369429,-316989.823124418,-356613.013760825,-399402.603450889,-445480.132366845,-494967.140680932,-547985.168565387],"steering_angle":-0.105770162879733,"throttle":1.0}]</text:p>
      <text:p text:style-name="P1">42["telemetry",{"ptsx":[-123.3917,-134.97,-145.1165,-158.3417,-164.3164,-169.3365],"ptsy":[33.37102,18.404,4.339378,-17.42898,-30.18062,-42.84062],"psi_unity":5.241898,"psi":2.612084,"x":-127.5383,"y":15.05204,"steering_angle":0.436332,"throttle":1,"speed":0.09679744}]</text:p>
      <text:p text:style-name="P1">42["steer",{"mpc_x":[0.009679744,0.0293594879257401,0.0590392297080121,0.0987189654573707,0.148398693972364,0.20807841758085,0.277758138784157,0.357437859173556,0.427117585518148],"mpc_y":[1.06208432763314e-34,-2.6189274976102e-06,-1.45987057479755e-05,-4.06481673031389e-05,-8.03763164122225e-05,-0.000130312275688754,-0.00018741350567191,-0.000249655967496195,-0.000300097616816807],"next_x":[0.0,3.0,6.0,9.0,12.0,15.0,18.0,21.0,24.0,27.0,30.0,33.0,36.0,39.0,42.0,45.0,48.0,51.0,54.0,57.0,60.0,63.0,66.0,69.0,72.0,75.0,78.0,81.0,84.0,87.0,90.0,93.0,96.0,99.0],"next_y":[-3631.21921295658,-821.782925106047,16.7809084893918,21.8791778494096,330.918772993688,2081.3065839419,6410.44950071374,14455.7544133289,27354.628211807,46244.4777861677,72262.7100264308,106546.731822616,150233.950064743,204461.771642831,270367.6034469,349088.85236697,441762.92529306,549527.229115191,673519.170723381,814876.157007651,974735.59485802,1154234.89116451,1354511.45281713,1576702.68670592,1821945.99972088,2091378.79875204,2386138.49068942,27073<text:soft-page-break/>62.48242303,3056188.1808429,3433752.99283905,3841194.32530149,4279649.58512025,4750256.17918534,5254151.51438679],"steering_angle":0.0841267368049217,"throttle":1.0}]</text:p>
      <text:p text:style-name="P1">42["telemetry",{"ptsx":[-123.3917,-134.97,-145.1165,-158.3417,-164.3164,-169.3365],"ptsy":[33.37102,18.404,4.339378,-17.42898,-30.18062,-42.84062],"psi_unity":5.256515,"psi":2.597467,"x":-127.5693,"y":15.03536,"steering_angle":-0.04615095,"throttle":1,"speed":0.1065931}]</text:p>
      <text:p text:style-name="P1">42["steer",{"mpc_x":[0.01065931,0.0313186200879546,0.0619779301336369,0.102637240238469,0.15329655041033,0.213955860633209,0.284615170902491,0.365274481220716,0.435933791570945],"mpc_y":[2.14605517608008e-40,7.05478767308919e-07,3.78160418101609e-06,7.76541850422912e-06,1.25731963189853e-05,1.83714651378001e-05,2.52078804000869e-05,3.30556518184739e-05,3.89991261306388e-05],"next_x":[0.0,3.0,6.0,9.0,12.0,15.0,18.0,21.0,24.0,27.0,30.0,33.0,36.0,39.0,42.0,45.0,48.0,51.0,54.0,57.0,60.0,63.0,66.0,69.0,72.0,75.0,78.0,81.0,84.0,87.0,90.0,93.0,96.0,99.0],"next_y":[28187.4657709857,5910.87029352409,-44.1642486431065,124.039618771625,-3782.84062994417,-21963.1275205029,-64615.143578617,-141937.211329999,-264127.653300361,-441384.792015416,-683906.950000876,-1001892.44978245,-1405539.61388586,-1905046.76483681,-2510612.22516102,-3232434.31738419,-4080711.36403204,-5065641.68763028,-6197423.61070463,-7486255.4557808,-8942335.54538449,-10575862.2020414,-12397033.7482773,-14416048.5066179,-16643104.7995888,-19088400.9497158,-21762135.2795247,-24674506.111541,-27835711.7682906,-31255950.5722991,-34945420.8460923,-38914320.9121958,-43172849.0931354,-47731203.7114369],"steering_angle":-0.0196034687747204,"throttle":1.0}]</text:p>
      <text:p text:style-name="P1">42["telemetry",{"ptsx":[-123.3917,-134.97,-145.1165,-158.3417,-164.3164,-169.3365],"ptsy":[33.37102,18.404,4.339378,-17.42898,-30.18062,-42.84062],"psi_unity":5.270286,"psi":2.583696,"x":-127.5984,"y":15.02104,"steering_angle":0.03670721,"throttle":1,"speed":0.1213245}]</text:p>
      <text:p text:style-name="P1">42["steer",{"mpc_x":[0.01213245,0.0342648997508372,0.0663973459074612,0.10852978238308,0.160662206393701,0.222794620661924,0.294927029424812,0.3770594357511,0.449191851541449],"mpc_y":[9.04086130764361e-46,3.93136780496427e-06,2.00511425973338e-05,5.41819189837814e-05,0.000106636521171972,0.000173735974681452,0.000251425259097912,0.000336801138974591,0.000407669859847918],"next_x":[0.0,3.0,6.0,9.0,12.0,15.0,18.0,21.0,24.0,27.0,30.0,33.0,36.0,39.0,42.0,45.0,48.0,51.0,54.0,57.0,60.0,63.0,66.0,69.0,72.0,75.0,78.0,81.0,84.0,87.0,90.0,93.0,96.0,99.0],"next_y":[2566.96609096951,468.760929815586,1.76442763337241,28.9317745988556,-586.781839111978,-2982.42122332313,-8295.03118785863,-17661.6565425425,-32219.3420971987,-53105.1326616512,-81456.0730457242,-118409.208059241,-165101.582512027,-222670.241213905,-292252.2289747,-374984.590604235,-472004.370912334,-584448.614708822,-713454.366803523,-860158.672006259,-1025698.57512686,-1211211.12097514,-1417833.35436093,-1646702.32009405,-1898955.06298433,-2175728.62784159,-2478160.05947566,-2807386.40269635,-3164544.70231349,-3550772.00313692,-3967205.34997644,-4414981.78764189,-4895238.36094308,-5409112.11468985],"steering_angle":-0.089590004882316,"throttle":1.0}]</text:p>
      <text:p text:style-name="P1">42["telemetry",{"ptsx":[-123.3917,-134.97,-145.1165,-158.3417,-164.3164,-169.3365],"ptsy":[33.37102,18.404,4.339378,-17.42898,-30.18062,-42.84062],"psi_unity":5.279278,"psi":2.574703,"x":-127.6175,"y":15.0115,"steering_angle":-0.008553628,"throttle":1,"speed":0.05755845}]</text:p>
      <text:p text:style-name="P1">42["steer",{"mpc_x":[0.005755845,0.0215116899642279,0.0472675320641341,0.0830233589437453,0.12877914481479,0.<text:soft-page-break/>184534854222964,0.250290444178798,0.326045853636276,0.393798222497596],"mpc_y":[3.05568378963811e-35,2.06842959467425e-06,1.47053215696118e-05,5.09995735141072e-05,0.000124807375276653,0.000247997515538959,0.000431355444535542,0.000688446185468154,0.000964805364416881],"next_x":[0.0,3.0,6.0,9.0,12.0,15.0,18.0,21.0,24.0,27.0,30.0,33.0,36.0,39.0,42.0,45.0,48.0,51.0,54.0,57.0,60.0,63.0,66.0,69.0,72.0,75.0,78.0,81.0,84.0,87.0,90.0,93.0,96.0,99.0],"next_y":[1056.66479427126,190.757737037766,12.4636825012568,20.4354588079,-286.674105896135,-1410.21218346468,-3851.52594575155,-8111.9625646106,-14692.8692118956,-24095.5930594605,-36821.4812791591,-53371.8810428451,-74248.1395223724,-99951.6038895949,-130983.621316366,-167845.538974541,-211038.704035972,-261064.463672513,-318424.165056019,-383619.155358342,-457150.781751338,-539520.39140686,-631229.331496761,-732778.949192895,-844670.591667117,-967405.60609128,-1101485.33963724,-1247411.13947684,-1405684.35278195,-1576806.32672442,-1761278.4084761,-1959601.94520884,-2172278.28409449,-2399808.77230492],"steering_angle":-0.139567351298447,"throttle":1.0}]</text:p>
      <text:p text:style-name="P1">42["telemetry",{"ptsx":[-123.3917,-134.97,-145.1165,-158.3417,-164.3164,-169.3365],"ptsy":[33.37102,18.404,4.339378,-17.42898,-30.18062,-42.84062],"psi_unity":5.28556,"psi":2.568422,"x":-127.6303,"y":15.00679,"steering_angle":-0.03909102,"throttle":1,"speed":0.03613098}]</text:p>
      <text:p text:style-name="P1">42["steer",{"mpc_x":[0.003613098,0.0172261957291515,0.0408392793071723,0.0744522621547844,0.118064873653117,0.171676507244621,0.235286026884144,0.308891511920399,0.386424726729276],"mpc_y":[1.14058147219134e-30,3.17752366735747e-06,2.94556473793474e-05,0.000117554512235138,0.000323637845288557,0.000719963993070124,0.00139474152197924,0.00245345430887531,0.00390650384769651],"next_x":[0.0,3.0,6.0,9.0,12.0,15.0,18.0,21.0,24.0,27.0,30.0,33.0,36.0,39.0,42.0,45.0,48.0,51.0,54.0,57.0,60.0,63.0,66.0,69.0,72.0,75.0,78.0,81.0,84.0,87.0,90.0,93.0,96.0,99.0],"next_y":[333.030155860198,99.4656096722681,22.7517192655298,23.3626344732662,21.7725051287609,-61.544518934702,-306.114287883839,-791.462651885367,-1597.115461106,-2802.59856571246,-4487.43781587146,-6731.15906174971,-9613.28815351393,-13213.3509413308,-17610.8732753672,-22885.3810057896,-29116.3999827649,-36383.4560564597,-44766.0750770408,-54343.7828946749,-65196.1053595287,-77402.5683217689,-91042.6976315622,-106196.019139075,-122942.058694475,-141360.342147928,-161530.395349601,-183531.744149661,-207443.914398274,-233346.431945608,-261318.822641828,-291440.612337102,-323791.326881596,-358450.492125477],"steering_angle":-0.395317433864528,"throttle":1.0}]</text:p>
      <text:p text:style-name="P1">42["telemetry",{"ptsx":[-123.3917,-134.97,-145.1165,-158.3417,-164.3164,-169.3365],"ptsy":[33.37102,18.404,4.339378,-17.42898,-30.18062,-42.84062],"psi_unity":5.288054,"psi":2.565927,"x":-127.6366,"y":15.0054,"steering_angle":-0.06089772,"throttle":1,"speed":0.05493442}]</text:p>
      <text:p text:style-name="P1">42["steer",{"mpc_x":[0.005493442,0.0209868778565874,0.0464801701205983,0.0819725885004254,0.127461948893087,0.182943352000405,0.248407521956699,0.323838788877336,0.406442193615733],"mpc_y":[-1.30177243023552e-34,1.39090736533743e-05,0.000101343285591165,0.000370942685311939,0.000980362428353646,0.00213624721676654,0.00409417349418449,0.00715748228233809,0.0115307978568849],"next_x":[0.0,3.0,6.0,9.0,12.0,15.0,18.0,21.0,24.0,27.0,30.0,33.0,36.0,39.0,42.0,45.0,48.0,51.0,54.0,57.0,60.0,63.0,66.0,69.0,72.0,75.0,78.0,81.0,84.0,87.0,90.0,93.0,96.0,99.0],"next_y":[133.272023546521,82.2885788964266,26.2401044638369,26.4990725275106,144.437955366206,441.429225258682,978.845354483697,1818.05881532001,3020.44208004638,4647.36762094156,6760.20791028432,9420.3354203534,12689.1226234276,16627.9419917856,21298.1659977062,26761.167<text:soft-page-break/>1134682,33078.3178113504,40310.9905636314,48520.55784259,57768.392120505,68115.8658696552,79624.3515623194,92355.2216707762,106369.848667304,121729.605024183,138495.86321369,156729.995708105,176493.374979707,197847.373500774,220853.363743584,245572.718180418,272066.809283553,300397.009525268,330624.691377842],"steering_angle":-0.999999282660089,"throttle":1.0}]</text:p>
      <text:p text:style-name="P1">41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2:18:52.137123076</meta:creation-date>
    <dc:date>2019-01-17T22:28:49.344156971</dc:date>
    <meta:editing-duration>PT10M8S</meta:editing-duration>
    <meta:editing-cycles>1</meta:editing-cycles>
    <meta:document-statistic meta:table-count="0" meta:image-count="0" meta:object-count="0" meta:page-count="14" meta:paragraph-count="70" meta:word-count="70" meta:character-count="49539" meta:non-whitespace-character-count="49539"/>
    <meta:generator>LibreOffice/5.1.6.2$Linux_X86_64 LibreOffice_project/10m0$Build-2</meta:generator>
  </office:meta>
</office:document-meta>
</file>